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159ED651E7078A9B727.png" manifest:media-type="image/png"/>
  <manifest:file-entry manifest:full-path="Pictures/10000201000000EF000000E676505AE039514E69.png" manifest:media-type="image/png"/>
  <manifest:file-entry manifest:full-path="Pictures/10000201000001910000016874D74583EED297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5cm" fo:min-width="3.6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5cm" fo:min-width="3.8cm"/>
      <style:paragraph-properties style:writing-mode="lr-tb"/>
    </style:style>
    <style:style style:name="gr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3.35cm" fo:min-width="5.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5.3cm"/>
      <style:paragraph-properties style:writing-mode="lr-tb"/>
    </style:style>
    <style:style style:name="gr7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5cm" fo:min-width="5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cm" draw:marker-end="" draw:marker-end-width="0.3cm" draw:fill="solid" draw:textarea-vertical-align="middl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048cm" fo:min-width="4.038cm" fo:wrap-option="no-wrap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dee6e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8pt" style:font-size-complex="18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4pt" style:font-size-asian="18pt" style:font-size-complex="18pt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4pt" fo:font-style="italic" style:font-size-asian="18pt" style:font-style-asian="italic" style:font-size-complex="18pt" style:font-style-complex="italic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cm" svg:height="4.3cm" svg:x="23.2cm" svg:y="7.8cm">
          <text:p text:style-name="P1"><text:span text:style-name="T1"/></text:p>
          <text:p text:style-name="P1"><text:span text:style-name="T1"/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4.3cm" svg:height="4.3cm" svg:x="12.7cm" svg:y="7.8cm">
          <text:p text:style-name="P1"><text:span text:style-name="T1"/></text:p>
          <text:p text:style-name="P1"><text:span text:style-name="T1"/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2" draw:id="id2" draw:layer="layout" svg:width="5.8cm" svg:height="3.6cm" svg:x="1.4cm" svg:y="8.2cm"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55cm" svg:height="3.184cm" svg:x="23.6cm" svg:y="8.416cm">
          <draw:image xlink:href="Pictures/10000201000001910000016874D74583EED2977B.png" xlink:type="simple" xlink:show="embed" xlink:actuate="onLoad" loext:mime-type="image/png">
            <text:p/>
          </draw:image>
        </draw:frame>
        <draw:frame draw:style-name="gr5" draw:text-style-name="P5" draw:layer="layout" svg:width="3.317cm" svg:height="3.191cm" svg:x="13.083cm" svg:y="8.401cm">
          <draw:image xlink:href="Pictures/10000201000000EF000000E676505AE039514E69.png" xlink:type="simple" xlink:show="embed" xlink:actuate="onLoad" loext:mime-type="image/png">
            <text:p/>
          </draw:image>
        </draw:frame>
        <draw:frame draw:style-name="gr5" draw:text-style-name="P5" draw:layer="layout" svg:width="4.631cm" svg:height="2.921cm" svg:x="1.976cm" svg:y="8.579cm">
          <draw:image xlink:href="Pictures/100002010000022300000159ED651E7078A9B727.png" xlink:type="simple" xlink:show="embed" xlink:actuate="onLoad" loext:mime-type="image/png">
            <text:p/>
          </draw:image>
        </draw:frame>
        <draw:custom-shape draw:style-name="gr6" draw:text-style-name="P7" xml:id="id1" draw:id="id1" draw:layer="layout" svg:width="5.8cm" svg:height="1.1cm" svg:x="1.4cm" svg:y="4.6cm">
          <text:p text:style-name="P6"><text:span text:style-name="T3">localhost:8080/</text:span><text:span text:style-name="T3">cha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draw:type="line" svg:x1="4.3cm" svg:y1="5.7cm" svg:x2="4.3cm" svg:y2="8.2cm" draw:start-shape="id1" draw:start-glue-point="6" draw:end-shape="id2" draw:end-glue-point="4" svg:d="M4300 5700v2500" svg:viewBox="0 0 1 2501">
          <text:p/>
        </draw:connector>
        <draw:frame draw:style-name="gr8" draw:text-style-name="P10" draw:layer="layout" svg:width="3.3cm" svg:height="1cm" svg:x="4.3cm" svg:y="6.5cm">
          <draw:text-box>
            <text:p text:style-name="P9"><text:span text:style-name="T3">Websocket</text:span></text:p>
          </draw:text-box>
        </draw:frame>
        <draw:connector draw:style-name="gr7" draw:text-style-name="P8" draw:layer="layout" draw:type="line" svg:x1="12.7cm" svg:y1="9.95cm" svg:x2="7.2cm" svg:y2="10cm" draw:start-shape="id3" draw:end-shape="id2" draw:end-glue-point="7" svg:d="M12700 9950l-5500 50" svg:viewBox="0 0 5501 51">
          <text:p/>
        </draw:connector>
        <draw:frame draw:style-name="gr9" draw:text-style-name="P10" draw:layer="layout" svg:width="2.9cm" svg:height="1.6cm" svg:x="8.7cm" svg:y="8.7cm">
          <draw:text-box>
            <text:p text:style-name="P9"><text:span text:style-name="T3"/></text:p>
            <text:p text:style-name="P9"><text:span text:style-name="T3">TCP 1883</text:span></text:p>
          </draw:text-box>
        </draw:frame>
        <draw:connector draw:style-name="gr7" draw:text-style-name="P8" draw:layer="layout" draw:type="line" svg:x1="23.2cm" svg:y1="9.95cm" svg:x2="17cm" svg:y2="9.95cm" draw:start-shape="id4" draw:start-glue-point="5" draw:end-shape="id3" draw:end-glue-point="7" svg:d="M23200 9950h-6200" svg:viewBox="0 0 6201 1">
          <text:p/>
        </draw:connector>
        <draw:frame draw:style-name="gr9" draw:text-style-name="P10" draw:layer="layout" svg:width="4.8cm" svg:height="1.6cm" svg:x="18.3cm" svg:y="8.6cm">
          <draw:text-box>
            <text:p text:style-name="P9"><text:span text:style-name="T3"/></text:p>
            <text:p text:style-name="P9"><text:span text:style-name="T3">Websocket 9001</text:span></text:p>
          </draw:text-box>
        </draw:frame>
        <draw:custom-shape draw:style-name="gr10" draw:text-style-name="P7" xml:id="id5" draw:id="id5" draw:layer="layout" svg:width="6cm" svg:height="1.1cm" svg:x="1.3cm" svg:y="14.1cm">
          <text:p text:style-name="P6"><text:span text:style-name="T3">localhost:8080/mqt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0" draw:layer="layout" svg:width="5.1cm" svg:height="0.9cm" svg:x="4.2cm" svg:y="12.6cm">
          <draw:text-box>
            <text:p text:style-name="P9"><text:span text:style-name="T3">Server Sent </text:span><text:span text:style-name="T3">Events</text:span></text:p>
          </draw:text-box>
        </draw:frame>
        <draw:connector draw:style-name="gr12" draw:text-style-name="P8" draw:layer="layout" draw:type="line" svg:x1="4.3cm" svg:y1="14.1cm" svg:x2="4.3cm" svg:y2="11.8cm" draw:start-shape="id5" draw:start-glue-point="4" draw:end-shape="id2" draw:end-glue-point="6" svg:d="M4300 14100v-2300" svg:viewBox="0 0 1 2301">
          <text:p/>
        </draw:connector>
        <draw:custom-shape draw:style-name="gr13" draw:text-style-name="P11" draw:layer="layout" svg:width="4.9cm" svg:height="1.4cm" svg:x="1.8cm" svg:y="1.5cm">
          <text:p text:style-name="P5">Quarkus Chat</text:p>
          <draw:enhanced-geometry svg:viewBox="0 0 21600 21600" draw:text-areas="800 800 20800 20800" draw:type="round-rectangular-callout" draw:modifiers="9330.1775147929 46067.6659528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1" draw:layer="layout" svg:width="4.9cm" svg:height="1.4cm" svg:x="23.2cm" svg:y="2.1cm">
          <text:p text:style-name="P5">Angular Chat</text:p>
          <draw:enhanced-geometry svg:viewBox="0 0 21600 21600" draw:text-areas="800 800 20800 20800" draw:type="round-rectangular-callout" draw:modifiers="9673.94409304224 47609.4218415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7" xml:id="id6" draw:id="id6" draw:layer="layout" svg:width="5.8cm" svg:height="1.1cm" svg:x="22.4cm" svg:y="5.2cm">
          <text:p text:style-name="P6"><text:span text:style-name="T3">localhost/inde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8" draw:layer="layout" draw:type="line" svg:x1="25.3cm" svg:y1="6.3cm" svg:x2="25.25cm" svg:y2="7.8cm" draw:start-shape="id6" draw:start-glue-point="6" draw:end-shape="id4" svg:d="M25300 6300l-50 1500" svg:viewBox="0 0 51 1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7:30:48.180418159</meta:creation-date>
    <meta:generator>LibreOffice/6.4.7.2$Linux_X86_64 LibreOffice_project/40$Build-2</meta:generator>
    <dc:date>2021-06-02T21:17:12.146796995</dc:date>
    <meta:editing-duration>PT1H22M12S</meta:editing-duration>
    <meta:editing-cycles>41</meta:editing-cycles>
    <meta:document-statistic meta:object-count="20"/>
  </office:meta>
</office:document-meta>
</file>